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style:writing-mode="rl-tb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20pt" style:font-size-asian="20pt" style:font-size-complex="20pt" style:language-complex="ar" style:country-complex="SA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20pt" style:font-size-asian="20pt" style:font-size-complex="20pt" style:language-complex="fa" style:country-complex="IR"/>
    </style:style>
    <style:style style:name="P8" style:parent-style-name="Standard" style:family="paragraph">
      <style:paragraph-properties style:writing-mode="rl-tb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5pt" style:font-size-asian="15pt" style:font-size-complex="15pt" style:language-complex="ar" style:country-complex="SA"/>
    </style:style>
    <style:style style:name="P10" style:parent-style-name="Standard" style:family="paragraph">
      <style:paragraph-properties style:writing-mode="rl-tb"/>
    </style:style>
    <style:style style:name="T1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2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13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14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1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6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P17" style:parent-style-name="Standard" style:family="paragraph">
      <style:paragraph-properties style:writing-mode="rl-tb"/>
    </style:style>
    <style:style style:name="T18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9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20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21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22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2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4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25" style:parent-style-name="Standard" style:family="paragraph">
      <style:paragraph-properties style:writing-mode="rl-tb"/>
    </style:style>
    <style:style style:name="T26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27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28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29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3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31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P32" style:parent-style-name="Standard" style:family="paragraph">
      <style:paragraph-properties style:writing-mode="rl-tb"/>
    </style:style>
    <style:style style:name="T3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3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ar" style:country-complex="SA"/>
    </style:style>
    <style:style style:name="T3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ar" style:country-complex="SA"/>
    </style:style>
    <style:style style:name="P36" style:parent-style-name="Standard" style:family="paragraph">
      <style:paragraph-properties style:writing-mode="rl-tb"/>
    </style:style>
    <style:style style:name="T3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3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3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40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4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42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4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DefaultParagraphFont" style:family="text">
      <style:text-properties style:font-name="Calibri" style:font-name-complex="Calibri" style:language-complex="ar" style:country-complex="SA"/>
    </style:style>
    <style:style style:name="T46" style:parent-style-name="DefaultParagraphFont" style:family="text">
      <style:text-properties style:font-name="Calibri" style:font-name-complex="Calibri" style:language-complex="ar" style:country-complex="SA"/>
    </style:style>
    <style:style style:name="T47" style:parent-style-name="DefaultParagraphFont" style:family="text">
      <style:text-properties style:font-name="Calibri" style:font-name-complex="Calibri" style:language-complex="ar" style:country-complex="SA"/>
    </style:style>
    <style:style style:name="T48" style:parent-style-name="DefaultParagraphFont" style:family="text">
      <style:text-properties style:font-name="Calibri" style:font-name-complex="Calibri" style:language-complex="ar" style:country-complex="SA"/>
    </style:style>
    <style:style style:name="T49" style:parent-style-name="DefaultParagraphFont" style:family="text">
      <style:text-properties style:font-name="Calibri" style:font-name-complex="Calibri" style:language-complex="ar" style:country-complex="SA"/>
    </style:style>
    <style:style style:name="P50" style:parent-style-name="Standard" style:family="paragraph">
      <style:paragraph-properties style:writing-mode="rl-tb"/>
    </style:style>
    <style:style style:name="T5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52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53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54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55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56" style:parent-style-name="Standard" style:family="paragraph">
      <style:paragraph-properties style:writing-mode="rl-tb"/>
    </style:style>
    <style:style style:name="T5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5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5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60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6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62" style:parent-style-name="Standard" style:family="paragraph">
      <style:paragraph-properties style:writing-mode="rl-tb"/>
    </style:style>
    <style:style style:name="T63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6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65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66" style:parent-style-name="Standard" style:family="paragraph">
      <style:paragraph-properties style:writing-mode="rl-tb"/>
    </style:style>
    <style:style style:name="T67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ar" style:country-complex="SA"/>
    </style:style>
    <style:style style:name="P69" style:parent-style-name="Standard" style:family="paragraph">
      <style:paragraph-properties style:writing-mode="rl-tb"/>
    </style:style>
    <style:style style:name="T70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71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72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P73" style:parent-style-name="Standard" style:family="paragraph">
      <style:paragraph-properties style:writing-mode="rl-tb"/>
    </style:style>
    <style:style style:name="T74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75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76" style:parent-style-name="Standard" style:family="paragraph">
      <style:paragraph-properties style:writing-mode="rl-tb"/>
    </style:style>
    <style:style style:name="T7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78" style:parent-style-name="Standard" style:family="paragraph">
      <style:paragraph-properties style:writing-mode="rl-tb"/>
    </style:style>
    <style:style style:name="T79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style:language-complex="ar" style:country-complex="SA"/>
    </style:style>
    <style:style style:name="T80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style:language-complex="ar" style:country-complex="SA"/>
    </style:style>
    <style:style style:name="P82" style:parent-style-name="Standard" style:family="paragraph">
      <style:paragraph-properties style:writing-mode="rl-tb"/>
    </style:style>
    <style:style style:name="T83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8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5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86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8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90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91" style:parent-style-name="Standard" style:family="paragraph">
      <style:paragraph-properties style:writing-mode="rl-tb"/>
    </style:style>
    <style:style style:name="T92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9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94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9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96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97" style:parent-style-name="Standard" style:family="paragraph">
      <style:paragraph-properties style:writing-mode="rl-tb"/>
    </style:style>
    <style:style style:name="T98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9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00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01" style:parent-style-name="DefaultParagraphFont" style:family="text">
      <style:text-properties style:font-name="Calibri" style:font-name-complex="Calibri" fo:font-size="13pt" style:font-size-asian="13pt" style:font-size-complex="13pt" fo:background-color="#FFF685" style:language-complex="ar" style:country-complex="SA"/>
    </style:style>
    <style:style style:name="T102" style:parent-style-name="DefaultParagraphFont" style:family="text">
      <style:text-properties style:font-name="Calibri" style:font-name-complex="Calibri" fo:font-size="13pt" style:font-size-asian="13pt" style:font-size-complex="13pt" fo:background-color="#FFF685"/>
    </style:style>
    <style:style style:name="T103" style:parent-style-name="DefaultParagraphFont" style:family="text">
      <style:text-properties style:font-name="Calibri" style:font-name-complex="Calibri" fo:font-size="13pt" style:font-size-asian="13pt" style:font-size-complex="13pt" fo:background-color="#FFF685" style:language-complex="ar" style:country-complex="SA"/>
    </style:style>
    <style:style style:name="T104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05" style:parent-style-name="Standard" style:family="paragraph">
      <style:paragraph-properties style:writing-mode="rl-tb"/>
    </style:style>
    <style:style style:name="T106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10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ar" style:country-complex="SA"/>
    </style:style>
    <style:style style:name="P108" style:parent-style-name="Standard" style:family="paragraph">
      <style:paragraph-properties style:writing-mode="rl-tb"/>
    </style:style>
    <style:style style:name="T10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1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1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12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13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114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11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16" style:parent-style-name="DefaultParagraphFont" style:family="text">
      <style:text-properties style:font-name="Calibri" style:font-name-complex="Calibri" fo:font-size="13pt" style:font-size-asian="13pt" style:font-size-complex="13pt" style:language-complex="fa" style:country-complex="IR"/>
    </style:style>
    <style:style style:name="T11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18" style:parent-style-name="Standard" style:family="paragraph">
      <style:paragraph-properties style:writing-mode="rl-tb"/>
    </style:style>
    <style:style style:name="T11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2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2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22" style:parent-style-name="Standard" style:family="paragraph">
      <style:paragraph-properties style:writing-mode="rl-tb"/>
    </style:style>
    <style:style style:name="T123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2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25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26" style:parent-style-name="Standard" style:family="paragraph">
      <style:paragraph-properties style:writing-mode="rl-tb"/>
    </style:style>
    <style:style style:name="T12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2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29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T130" style:parent-style-name="DefaultParagraphFont" style:family="text">
      <style:text-properties style:font-name="Calibri" style:font-name-complex="Calibri" style:text-position="super 65.3%" fo:font-size="13pt" style:font-size-asian="13pt" style:font-size-complex="13pt" style:language-complex="fa" style:country-complex="IR"/>
    </style:style>
    <style:style style:name="T131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32" style:parent-style-name="Standard" style:family="paragraph">
      <style:paragraph-properties style:writing-mode="rl-tb"/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fa" style:country-complex="IR"/>
    </style:style>
    <style:style style:name="P133" style:parent-style-name="Standard" style:family="paragraph">
      <style:paragraph-properties style:writing-mode="rl-tb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style:writing-mode="rl-tb"/>
      <style:text-properties style:font-name="Calibri" style:font-name-complex="Calibri" fo:font-weight="bold" style:font-weight-asian="bold" style:font-weight-complex="bold" fo:font-size="14pt" style:font-size-asian="14pt" style:font-size-complex="14pt" style:language-complex="fa" style:country-complex="IR"/>
    </style:style>
    <style:style style:name="P135" style:parent-style-name="Standard" style:family="paragraph">
      <style:paragraph-properties style:writing-mode="rl-tb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style:writing-mode="rl-tb"/>
    </style:style>
    <style:style style:name="T137" style:parent-style-name="DefaultParagraphFont" style:family="text">
      <style:text-properties style:font-name="Calibri" style:font-name-complex="Calibri" fo:font-size="13pt" style:font-size-asian="13pt" style:font-size-complex="13pt" style:language-complex="ar" style:country-complex="SA"/>
    </style:style>
    <style:style style:name="P138" style:parent-style-name="Standard" style:family="paragraph">
      <style:paragraph-properties style:writing-mode="rl-tb"/>
    </style:style>
    <style:style style:name="T139" style:parent-style-name="DefaultParagraphFont" style:family="text">
      <style:text-properties style:font-name="Calibri" style:font-name-complex="Calibri" style:font-weight-complex="bold" style:language-complex="fa" style:country-complex="IR"/>
    </style:style>
    <style:style style:name="T140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141" style:parent-style-name="DefaultParagraphFont" style:family="text">
      <style:text-properties style:font-name="Calibri" style:font-name-complex="Calibri" style:language-complex="ar" style:country-complex="SA"/>
    </style:style>
    <style:style style:name="T142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143" style:parent-style-name="DefaultParagraphFont" style:family="text">
      <style:text-properties style:font-name="Calibri" style:font-name-complex="Calibri" style:language-complex="ar" style:country-complex="SA"/>
    </style:style>
    <style:style style:name="T144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145" style:parent-style-name="DefaultParagraphFont" style:family="text">
      <style:text-properties style:font-name="Calibri" style:font-name-complex="Calibri" style:language-complex="ar" style:country-complex="SA"/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0.5pt" style:font-size-asian="10.5pt" style:font-size-complex="10.5pt"/>
    </style:style>
    <style:style style:name="T147" style:parent-style-name="DefaultParagraphFont" style:family="text">
      <style:text-properties style:font-name="Calibri" style:font-name-complex="Calibri" style:language-complex="ar" style:country-complex="SA"/>
    </style:style>
    <style:style style:name="T148" style:parent-style-name="DefaultParagraphFont" style:family="text">
      <style:text-properties style:font-name="Calibri" style:font-name-complex="Calibri" fo:font-weight="bold" style:font-weight-asian="bold" fo:font-size="10.5pt" style:font-size-asian="10.5pt" style:font-size-complex="10.5pt"/>
    </style:style>
    <style:style style:name="T149" style:parent-style-name="DefaultParagraphFont" style:family="text">
      <style:text-properties style:font-name="Calibri" style:font-name-complex="Calibri" fo:font-weight="bold" style:font-weight-asian="bold" fo:font-size="10.5pt" style:font-size-asian="10.5pt" style:font-size-complex="10.5pt"/>
    </style:style>
    <style:style style:name="T150" style:parent-style-name="DefaultParagraphFont" style:family="text">
      <style:text-properties style:font-name="Calibri" style:font-name-complex="Calibri" style:language-complex="ar" style:country-complex="SA"/>
    </style:style>
    <style:style style:name="T151" style:parent-style-name="DefaultParagraphFont" style:family="text">
      <style:text-properties style:font-name="Calibri" style:font-name-complex="Calibri" style:language-complex="ar" style:country-complex="SA"/>
    </style:style>
    <style:style style:name="P152" style:parent-style-name="Standard" style:family="paragraph">
      <style:paragraph-properties style:writing-mode="rl-tb"/>
    </style:style>
    <style:style style:name="T153" style:parent-style-name="DefaultParagraphFont" style:family="text">
      <style:text-properties style:font-name="Calibri" style:font-name-complex="Calibri" style:font-weight-complex="bold" style:language-complex="fa" style:country-complex="IR"/>
    </style:style>
    <style:style style:name="T154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155" style:parent-style-name="DefaultParagraphFont" style:family="text">
      <style:text-properties style:font-name="Calibri" style:font-name-complex="Calibri" style:language-complex="ar" style:country-complex="SA"/>
    </style:style>
    <style:style style:name="T15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57" style:parent-style-name="DefaultParagraphFont" style:family="text">
      <style:text-properties style:font-name="Calibri" style:font-name-complex="Calibri"/>
    </style:style>
    <style:style style:name="T158" style:parent-style-name="DefaultParagraphFont" style:family="text">
      <style:text-properties style:font-name="Calibri" style:font-name-complex="Calibri" style:language-complex="ar" style:country-complex="SA"/>
    </style:style>
    <style:style style:name="T159" style:parent-style-name="DefaultParagraphFont" style:family="text">
      <style:text-properties style:font-name="Calibri" style:font-name-complex="Calibri" style:language-complex="ar" style:country-complex="SA"/>
    </style:style>
    <style:style style:name="P160" style:parent-style-name="Standard" style:family="paragraph">
      <style:paragraph-properties style:writing-mode="rl-tb"/>
    </style:style>
    <style:style style:name="T161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162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163" style:parent-style-name="DefaultParagraphFont" style:family="text">
      <style:text-properties style:font-name="Calibri" style:font-name-complex="Calibri" style:language-complex="ar" style:country-complex="SA"/>
    </style:style>
    <style:style style:name="T164" style:parent-style-name="DefaultParagraphFont" style:family="text">
      <style:text-properties style:font-name="Calibri" style:font-name-complex="Calibri" fo:font-weight="bold" style:font-weight-asian="bold"/>
    </style:style>
    <style:style style:name="T165" style:parent-style-name="DefaultParagraphFont" style:family="text">
      <style:text-properties style:font-name="Calibri" style:font-name-complex="Calibri" style:language-complex="ar" style:country-complex="SA"/>
    </style:style>
    <style:style style:name="T166" style:parent-style-name="DefaultParagraphFont" style:family="text">
      <style:text-properties style:font-name="Calibri" style:font-name-complex="Calibri"/>
    </style:style>
    <style:style style:name="T167" style:parent-style-name="DefaultParagraphFont" style:family="text">
      <style:text-properties style:font-name="Calibri" style:font-name-complex="Calibri" style:language-complex="ar" style:country-complex="SA"/>
    </style:style>
    <style:style style:name="T168" style:parent-style-name="DefaultParagraphFont" style:family="text">
      <style:text-properties style:font-name="Calibri" style:font-name-complex="Calibri"/>
    </style:style>
    <style:style style:name="T169" style:parent-style-name="DefaultParagraphFont" style:family="text">
      <style:text-properties style:font-name="Calibri" style:font-name-complex="Calibri" style:language-complex="ar" style:country-complex="SA"/>
    </style:style>
    <style:style style:name="T170" style:parent-style-name="DefaultParagraphFont" style:family="text">
      <style:text-properties style:font-name="Calibri" style:font-name-complex="Calibri"/>
    </style:style>
    <style:style style:name="T171" style:parent-style-name="DefaultParagraphFont" style:family="text">
      <style:text-properties style:font-name="Calibri" style:font-name-complex="Calibri" style:language-complex="ar" style:country-complex="SA"/>
    </style:style>
    <style:style style:name="P172" style:parent-style-name="Standard" style:family="paragraph">
      <style:paragraph-properties style:writing-mode="rl-tb"/>
    </style:style>
    <style:style style:name="T173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174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175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176" style:parent-style-name="DefaultParagraphFont" style:family="text">
      <style:text-properties style:font-name="Calibri" style:font-name-complex="Calibri" style:language-complex="ar" style:country-complex="SA"/>
    </style:style>
    <style:style style:name="P177" style:parent-style-name="Standard" style:family="paragraph">
      <style:paragraph-properties style:writing-mode="rl-tb"/>
    </style:style>
    <style:style style:name="T178" style:parent-style-name="DefaultParagraphFont" style:family="text">
      <style:text-properties style:font-name="Calibri" style:font-name-complex="Calibri" style:language-complex="ar" style:country-complex="SA"/>
    </style:style>
    <style:style style:name="T179" style:parent-style-name="DefaultParagraphFont" style:family="text">
      <style:text-properties style:font-name="Calibri" style:font-name-complex="Calibri" style:language-complex="ar" style:country-complex="SA"/>
    </style:style>
    <style:style style:name="P180" style:parent-style-name="Standard" style:family="paragraph">
      <style:paragraph-properties style:writing-mode="rl-tb"/>
    </style:style>
    <style:style style:name="T181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182" style:parent-style-name="DefaultParagraphFont" style:family="text">
      <style:text-properties style:font-name="Calibri" style:font-name-complex="Calibri" style:language-complex="fa" style:country-complex="IR"/>
    </style:style>
    <style:style style:name="T183" style:parent-style-name="DefaultParagraphFont" style:family="text">
      <style:text-properties style:font-name="Calibri" style:font-name-complex="Calibri" style:language-complex="ar" style:country-complex="SA"/>
    </style:style>
    <style:style style:name="T184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185" style:parent-style-name="DefaultParagraphFont" style:family="text">
      <style:text-properties style:font-name="Calibri" style:font-name-complex="Calibri" style:language-complex="ar" style:country-complex="SA"/>
    </style:style>
    <style:style style:name="T186" style:parent-style-name="DefaultParagraphFont" style:family="text">
      <style:text-properties style:font-name="Calibri" style:font-name-complex="Calibri" style:language-complex="ar" style:country-complex="SA"/>
    </style:style>
    <style:style style:name="T187" style:parent-style-name="DefaultParagraphFont" style:family="text">
      <style:text-properties style:font-name="Calibri" style:font-name-complex="Calibri"/>
    </style:style>
    <style:style style:name="T188" style:parent-style-name="DefaultParagraphFont" style:family="text">
      <style:text-properties style:font-name="Calibri" style:font-name-complex="Calibri" style:language-complex="ar" style:country-complex="SA"/>
    </style:style>
    <style:style style:name="T189" style:parent-style-name="DefaultParagraphFont" style:family="text">
      <style:text-properties style:font-name="Calibri" style:font-name-complex="Calibri" style:language-complex="ar" style:country-complex="SA"/>
    </style:style>
    <style:style style:name="P190" style:parent-style-name="Standard" style:family="paragraph">
      <style:paragraph-properties style:writing-mode="rl-tb"/>
    </style:style>
    <style:style style:name="T191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192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193" style:parent-style-name="DefaultParagraphFont" style:family="text">
      <style:text-properties style:font-name="Calibri" style:font-name-complex="Calibri" style:language-complex="ar" style:country-complex="SA"/>
    </style:style>
    <style:style style:name="T194" style:parent-style-name="DefaultParagraphFont" style:family="text">
      <style:text-properties style:font-name="Calibri" style:font-name-complex="Calibri" style:language-complex="ar" style:country-complex="SA"/>
    </style:style>
    <style:style style:name="T195" style:parent-style-name="DefaultParagraphFont" style:family="text">
      <style:text-properties style:font-name="Calibri" style:font-name-complex="Calibri"/>
    </style:style>
    <style:style style:name="T196" style:parent-style-name="DefaultParagraphFont" style:family="text">
      <style:text-properties style:font-name="Calibri" style:font-name-complex="Calibri" style:language-complex="ar" style:country-complex="SA"/>
    </style:style>
    <style:style style:name="P197" style:parent-style-name="Standard" style:family="paragraph">
      <style:paragraph-properties style:writing-mode="rl-tb"/>
    </style:style>
    <style:style style:name="T198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199" style:parent-style-name="DefaultParagraphFont" style:family="text">
      <style:text-properties style:font-name="Calibri" style:font-name-complex="Calibri" style:language-complex="fa" style:country-complex="IR"/>
    </style:style>
    <style:style style:name="T200" style:parent-style-name="DefaultParagraphFont" style:family="text">
      <style:text-properties style:font-name="Calibri" style:font-name-complex="Calibri" style:font-weight-complex="bold" style:language-complex="ar" style:country-complex="SA"/>
    </style:style>
    <style:style style:name="T201" style:parent-style-name="DefaultParagraphFont" style:family="text">
      <style:text-properties style:font-name="Calibri" style:font-name-complex="Calibri" style:language-complex="ar" style:country-complex="SA"/>
    </style:style>
    <style:style style:name="T202" style:parent-style-name="DefaultParagraphFont" style:family="text">
      <style:text-properties style:font-name="Calibri" style:font-name-complex="Calibri" style:language-complex="ar" style:country-complex="SA"/>
    </style:style>
    <style:style style:name="T203" style:parent-style-name="DefaultParagraphFont" style:family="text">
      <style:text-properties style:font-name="Calibri" style:font-name-complex="Calibri" style:language-complex="ar" style:country-complex="SA"/>
    </style:style>
    <style:style style:name="T204" style:parent-style-name="DefaultParagraphFont" style:family="text">
      <style:text-properties style:font-name="Calibri" style:font-name-complex="Calibri" style:language-complex="ar" style:country-complex="SA"/>
    </style:style>
    <style:style style:name="P205" style:parent-style-name="Standard" style:family="paragraph">
      <style:paragraph-properties style:writing-mode="rl-tb"/>
    </style:style>
    <style:style style:name="T206" style:parent-style-name="DefaultParagraphFont" style:family="text">
      <style:text-properties style:font-name="Calibri" style:font-name-complex="Calibri" fo:font-weight="bold" style:font-weight-asian="bold" style:font-weight-complex="bold" style:language-complex="fa" style:country-complex="IR"/>
    </style:style>
    <style:style style:name="T207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208" style:parent-style-name="DefaultParagraphFont" style:family="text">
      <style:text-properties style:font-name="Calibri" style:font-name-complex="Calibri" fo:font-weight="bold" style:font-weight-asian="bold" style:font-weight-complex="bold" style:language-complex="ar" style:country-complex="SA"/>
    </style:style>
    <style:style style:name="T209" style:parent-style-name="DefaultParagraphFont" style:family="text">
      <style:text-properties style:font-name="Calibri" style:font-name-complex="Calibri" style:language-complex="ar" style:country-complex="SA"/>
    </style:style>
    <style:style style:name="T210" style:parent-style-name="DefaultParagraphFont" style:family="text">
      <style:text-properties style:font-name="Calibri" style:font-name-complex="Calibri"/>
    </style:style>
    <style:style style:name="T211" style:parent-style-name="DefaultParagraphFont" style:family="text">
      <style:text-properties style:font-name="Calibri" style:font-name-complex="Calibri" style:language-complex="ar" style:country-complex="SA"/>
    </style:style>
    <style:style style:name="T212" style:parent-style-name="DefaultParagraphFont" style:family="text">
      <style:text-properties style:font-name="Calibri" style:font-name-complex="Calibri" style:language-complex="ar" style:country-complex="SA"/>
    </style:style>
  </office:automatic-styles>
  <office:body>
    <office:text text:use-soft-page-breaks="true">
      <text:p text:style-name="P1"><text:span text:style-name="T6">مقدمه ای بر پی اچ پی<text:s/></text:span><text:span text:style-name="T7">۷ :</text:span></text:p>
      <text:p text:style-name="P8"><text:span text:style-name="T9">پیش نیاز ها :</text:span></text:p>
      <text:p text:style-name="P10"><text:span text:style-name="T11"><text:tab/>اچ تی ام ال</text:span><text:span text:style-name="T12">۱</text:span><text:span text:style-name="T13"><text:s/>۵ <text:s/></text:span><text:span text:style-name="T14">(</text:span><text:span text:style-name="T15">Html 5</text:span><text:span text:style-name="T16">)</text:span></text:p>
      <text:p text:style-name="P17"><text:span text:style-name="T18"><text:tab/>سی اس اس</text:span><text:span text:style-name="T19">۲</text:span><text:span text:style-name="T20"><text:s/>۳ <text:s/></text:span><text:span text:style-name="T21">(</text:span><text:span text:style-name="T22">3<text:s/></text:span><text:span text:style-name="T23">Css</text:span><text:span text:style-name="T24">)</text:span></text:p>
      <text:p text:style-name="P25"><text:span text:style-name="T26"><text:tab/>جااوا اسکریپت</text:span><text:span text:style-name="T27">۳</text:span><text:span text:style-name="T28"><text:s text:c="2"/></text:span><text:span text:style-name="T29">(</text:span><text:span text:style-name="T30">JavaScript</text:span><text:span text:style-name="T31">)</text:span></text:p>
      <text:p text:style-name="P32"><text:span text:style-name="T33">PHP</text:span><text:span text:style-name="T34"><text:s/></text:span><text:span text:style-name="T35">چیست ؟</text:span></text:p>
      <text:p text:style-name="P36"><text:span text:style-name="T37"><text:tab/></text:span><text:span text:style-name="T38">PHP</text:span><text:span text:style-name="T39"><text:s/>مخففی برای<text:s/></text:span><text:span text:style-name="T40">عبارت:</text:span><text:span text:style-name="T41"><text:s/></text:span><text:span text:style-name="T42">PHP:</text:span><text:span text:style-name="T43"><text:s/>hypertext<text:s/></text:span><text:span text:style-name="T44">Preprocessor</text:span><text:span text:style-name="T45"><text:s/></text:span><text:span text:style-name="T46">به معنای پی اچ<text:s/></text:span><text:span text:style-name="T47">پی:</text:span><text:span text:style-name="T48"><text:s/>پردازنده ی ابرمتن می باشد.</text:span><text:span text:style-name="T49"><text:tab/></text:span></text:p>
      <text:p text:style-name="P50"><text:span text:style-name="T51"><text:tab/></text:span><text:span text:style-name="T52">PHP</text:span><text:span text:style-name="T53"><text:s/>به شدت پراستفاده، متن باز و یک زبان اسکریپت نویسی</text:span><text:span text:style-name="T54">۴</text:span><text:span text:style-name="T55"><text:s/>است.</text:span></text:p>
      <text:p text:style-name="P56"><text:span text:style-name="T57"><text:tab/>اسکریپت های زبان<text:s/></text:span><text:span text:style-name="T58">PHP</text:span><text:span text:style-name="T59"><text:s/>بر روی سرور</text:span><text:span text:style-name="T60">۵</text:span><text:span text:style-name="T61"><text:s/>اجرا می شوند.</text:span></text:p>
      <text:p text:style-name="P62"><text:span text:style-name="T63"><text:tab/></text:span><text:span text:style-name="T64">PHP</text:span><text:span text:style-name="T65"><text:s/>برای دانلود و استفاده رایگان است.</text:span></text:p>
      <text:p text:style-name="P66"><text:span text:style-name="T67">PHP</text:span><text:span text:style-name="T68"><text:s/>یک زبان محبوب و فوق العاده است!</text:span></text:p>
      <text:p text:style-name="P69"><text:span text:style-name="T70"><text:tab/>به اندازه کافی قدرت مند است تا به هسته ی اصلی بزرگترین سیستم وبلاگ نویسی در وب تبدیل شود (وردپرس</text:span><text:span text:style-name="T71">۶</text:span><text:span text:style-name="T72">)!</text:span></text:p>
      <text:p text:style-name="P73"><text:span text:style-name="T74"><text:tab/>به اندازه ی کافی عمیق اس</text:span><text:span text:style-name="T75">ت <text:s/>که می تواند از پس اجرای بزرگترین شبکه ی اجتماعی بر بیاید (فیسبوک)!</text:span></text:p>
      <text:p text:style-name="P76"><text:span text:style-name="T77"><text:tab/>و به اندازه ی کافی آسان است که به اولین زبان برنامه نویسی سمت سرور تازه کاران تبدیل شود!</text:span></text:p>
      <text:p text:style-name="P78"><text:span text:style-name="T79">فایل<text:s/></text:span><text:span text:style-name="T80">PHP</text:span><text:span text:style-name="T81"><text:s/>چیست ؟</text:span></text:p>
      <text:p text:style-name="P82"><text:span text:style-name="T83"><text:tab/>یک فایل<text:s/></text:span><text:span text:style-name="T84">PHP</text:span><text:span text:style-name="T85"><text:s/>می تواند محتوی متنی و همچنین کد های<text:s/></text:span><text:span text:style-name="T86">Html, Css, JavaScript</text:span><text:span text:style-name="T87"><text:s/>و<text:s/></text:span><text:span text:style-name="T88">Php</text:span><text:span text:style-name="T89"><text:s/>را<text:s/></text:span><text:span text:style-name="T90">در بر گیرد.</text:span></text:p>
      <text:p text:style-name="P91"><text:span text:style-name="T92"><text:tab/>فایل<text:s/></text:span><text:span text:style-name="T93">PHP</text:span><text:span text:style-name="T94"><text:s/>در سمت سرور اجرا می گردند و نتیجه ی آن در بروزر شما به صورت<text:s/></text:span><text:span text:style-name="T95">Html</text:span><text:span text:style-name="T96"><text:s/>داده می شود.</text:span></text:p>
      <text:p text:style-name="P97"><text:span text:style-name="T98"><text:tab/>فایل ها ی<text:s/></text:span><text:span text:style-name="T99">PHP</text:span><text:span text:style-name="T100"><text:s/>پسوند</text:span><text:span text:style-name="T101"><text:s/></text:span><text:span text:style-name="T102">php</text:span><text:span text:style-name="T103">.</text:span><text:span text:style-name="T104"><text:s/>دارند.</text:span></text:p>
      <text:p text:style-name="P105"><text:span text:style-name="T106">PHP</text:span><text:span text:style-name="T107"><text:s/>چه کار هایی می تواند بکند؟</text:span></text:p>
      <text:p text:style-name="P108"><text:span text:style-name="T109"><text:tab/></text:span><text:span text:style-name="T110">PHP</text:span><text:span text:style-name="T111"><text:s/>می</text:span><text:span text:style-name="T112"><text:s/>تواند صفحات وب پویا</text:span><text:span text:style-name="T113">۷</text:span><text:span text:style-name="T114"><text:s/>(</text:span><text:span text:style-name="T115">Dynamic</text:span><text:span text:style-name="T116">)<text:s/></text:span><text:span text:style-name="T117">تولید کند.</text:span></text:p>
      <text:p text:style-name="P118"><text:span text:style-name="T119"><text:tab/></text:span><text:span text:style-name="T120">PHP</text:span><text:span text:style-name="T121"><text:s/>می بر روی سرور فایل بسازد، باز کند، بخواند، بنویسد، حذف کند، و ببندد.</text:span></text:p>
      <text:p text:style-name="P122"><text:span text:style-name="T123"><text:tab/></text:span><text:span text:style-name="T124">PHP</text:span><text:span text:style-name="T125"><text:s/>می تواند اطلاعات و دیتا جمع آوری کند.</text:span></text:p>
      <text:p text:style-name="P126"><text:span text:style-name="T127"><text:tab/></text:span><text:span text:style-name="T128">PHP</text:span><text:span text:style-name="T129"><text:s/>می تواند کوکی</text:span><text:span text:style-name="T130">۸</text:span><text:span text:style-name="T131"><text:s/>ارسال و دریافت کند.</text:span></text:p>
      <text:p text:style-name="P132"/>
      <text:p text:style-name="P133"/>
      <text:p text:style-name="P134"/>
      <text:p text:style-name="P135"/>
      <text:p text:style-name="P136"><text:span text:style-name="T137">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p text:style-name="P138"><text:span text:style-name="T139">۱:<text:s/></text:span><text:span text:style-name="T140">نشانه‌گذاری ابرمتنی</text:span><text:span text:style-name="T141"><text:s/>یا<text:s/></text:span><text:span text:style-name="T142">زنگام</text:span><text:span text:style-name="T143"><text:s/>یا<text:s/></text:span><text:span text:style-name="T144">اچ‌تی‌ام‌ال</text:span><text:span text:style-name="T145">،<text:s/></text:span><text:span text:style-name="T146">HTML</text:span><text:span text:style-name="T147"><text:s/>یا<text:s/></text:span><text:span text:style-name="T148">Hypertext</text:span><text:span text:style-name="T149"><text:s/>Markup Language</text:span><text:span text:style-name="T150"><text:s/>در کنار سی‌اس‌اس هستهٔ فناوری ساخت صفحه‌های وب<text:s/></text:span><text:span text:style-name="T151">هستند. اچ‌تی‌ام‌ال زبان توصیف ساختار صفحه‌های وب است.</text:span></text:p>
      <text:p text:style-name="P152"><text:span text:style-name="T153">۲:<text:s/></text:span><text:span text:style-name="T154">سی‌اس‌اس</text:span><text:span text:style-name="T155"><text:s/>(به انگلیسی:<text:s/></text:span><text:span text:style-name="T156">CSS: Cascading Style Sheet</text:span><text:span text:style-name="T157">s</text:span><text:span text:style-name="T158">) در کنار اچ‌تی‌ام‌ال هستهٔ فناوری ساخت صفحه‌های وب هستند. سی‌اس‌اس روشی ساده برای نمایش چیدمان و جلوه‌های تصویری (مانند نوع قلم، رنگ و اندازه‌ها) بر<text:s/></text:span><text:span text:style-name="T159">صفحه‌های وب است.</text:span></text:p>
      <text:p text:style-name="P160"><text:span text:style-name="T161">۳:<text:s/></text:span><text:span text:style-name="T162">جاوااسکریپت</text:span><text:span text:style-name="T163">، به اختصار<text:s/></text:span><text:span text:style-name="T164">JS</text:span><text:span text:style-name="T165"><text:s/>(به انگلیسی:<text:s/></text:span><text:span text:style-name="T166">JavaScript</text:span><text:span text:style-name="T167">) زبان برنامه‌نویسی سطح بالا، پویا، مبتنی بر شی، وابستگی کم به نوع ()، چند رویه و تفسیری است. در کنار<text:s/></text:span><text:span text:style-name="T168">HTML</text:span><text:span text:style-name="T169"><text:s/>و<text:s/></text:span><text:span text:style-name="T170">CSS</text:span><text:span text:style-name="T171">، جاوااسکریپت یکی از سه هسته صفحات دنیای وب می‌باشد.</text:span></text:p>
      <text:p text:style-name="P172"><text:span text:style-name="T173">۴:<text:s/></text:span><text:span text:style-name="T174">زبان پردازه‌نویسی<text:s/></text:span><text:span text:style-name="T175">یا زبان اسکریپت‌نویسی</text:span><text:span text:style-name="T176">، به نوعی از زبان‌های برنامه‌نویسی گفته می‌شود که برای نوشتن پردازه‌ها استفاده می‌شود.</text:span></text:p>
      <text:p text:style-name="P177"><text:span text:style-name="T178">پردازه‌ها یا اسکریپت‌ها برنامه‌های کوچکی هستند که به‌وسیله آن‌ها می‌توان برخی وظایف تکراری و پراستفاده یا یک وظیفه طولانی را به‌طور خودکار انجام داد</text:span><text:span text:style-name="T179">. معمولاً این‌گونه وظایف به واژه‌پردازی در متن‌ها مربوط می‌شوند.</text:span></text:p>
      <text:p text:style-name="P180"><text:span text:style-name="T181">۵:</text:span><text:span text:style-name="T182"><text:s/></text:span><text:span text:style-name="T183">در فناوری اطلاعات،<text:s/></text:span><text:span text:style-name="T184">سرور</text:span><text:span text:style-name="T185"><text:s/>یک برنامه کامپیوتری است که به سایر برنامه</text:span><text:span text:style-name="T186"><text:s/>(</text:span><text:span text:style-name="T187">Client Programs</text:span><text:span text:style-name="T188">)</text:span><text:span text:style-name="T189"><text:s/>در همان کامپیوتر یا سایر کامپیوترهای متصل به شبکه خدمات ارایه می دهد.</text:span></text:p>
      <text:p text:style-name="P190"><text:span text:style-name="T191">۶:<text:s/></text:span><text:span text:style-name="T192">وردپرس</text:span><text:span text:style-name="T193"><text:s/>یک سیستم مدیریت محتوا (</text:span><text:span text:style-name="T194">به انگلیسی:<text:s/></text:span><text:span text:style-name="T195">CMS</text:span><text:span text:style-name="T196">) برای راه اندازی و ایجاد سایت‌ها و وبلاگ‌ها است.</text:span></text:p>
      <text:p text:style-name="P197"><text:span text:style-name="T198">۷:</text:span><text:span text:style-name="T199"><text:s/></text:span><text:span text:style-name="T200">صفحه وب پویا</text:span><text:span text:style-name="T201"><text:s/>صفحه<text:s/></text:span><text:a xlink:href="https://fa.wikipedia.org/wiki/وب" office:target-frame-name="_top" xlink:show="replace"><text:span text:style-name="T202">وبی</text:span></text:a><text:span text:style-name="T203"><text:s/>که شکل آن ثابت اما محتوای آن متغیر باشد و بتوان آن را با توجه به معیارهای جستجوی مشتری تغییر داد. اینگونه برگه‌ها از</text:span><text:span text:style-name="T204"><text:s/>پیش وجود ندارند و به هنگام درخواست کاربر بر روی کارساز (سرور) ساخته می‌شوند و به کارخواه (کلاینت) فرستاده می‌شوند. در واقع بر پایهٔ گونهٔ درخواست کاربر داده‌ها بر روی کارساز (سرور) برگردان (ترجمه) می‌شوند و برای کارخواه (کلاینت) فرستاده می‌شوند.</text:span></text:p>
      <text:p text:style-name="P205"><text:span text:style-name="T206">۸:<text:s/></text:span><text:span text:style-name="T207">کلوچک</text:span><text:span text:style-name="T208"><text:s/>یا کوکی اچ‌تی‌تی‌پی</text:span><text:span text:style-name="T209"><text:s/>(به انگلیسی:<text:s/></text:span><text:span text:style-name="T210">HTTP Cookie</text:span><text:span text:style-name="T211">) بسته‌ای از اطلاعات است که توسط سرور وب سایت مورد نظر یا جاری به مرورگرهای اینترنتی فرستاده می‌شود و در صورت لزوم نیز از مرورگرهای کاربران به سرور باز می‌گردد. ایجاد کنندگان وب‌گاه‌ها کوکی‌ها را می‌سازند تا امک</text:span><text:span text:style-name="T212">ان دسترسی بهتر به سایتشان را فراهم کنند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34in"/>
          <style:tab-stop style:type="right" style:position="7.268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 style:writing-mode="rl-tb"/>
    </style:style>
    <style:style style:name="T3" style:parent-style-name="DefaultParagraphFont" style:family="text">
      <style:text-properties style:font-name-complex="Times New Roman" style:language-complex="ar" style:country-complex="SA"/>
    </style:style>
    <style:style style:name="T4" style:parent-style-name="DefaultParagraphFont" style:family="text">
      <style:text-properties style:font-name-complex="Times New Roman" style:language-complex="ar" style:country-complex="SA"/>
    </style:style>
    <style:style style:name="T5" style:parent-style-name="DefaultParagraphFont" style:family="text">
      <style:text-properties style:language-complex="ar" style:country-complex="SA"/>
    </style:style>
  </office:automatic-styles>
  <office:master-styles>
    <style:master-page style:name="MP0" style:page-layout-name="PL0">
      <style:header>
        <text:p text:style-name="P2"><text:span text:style-name="T3">آموزش برنامه نویسس<text:s/></text:span>PHP 7<text:span text:style-name="T4"><text:s/>بر اساس سایت رسمی<text:s/></text:span>w3school <text:s text:c="64"/><text:span text:style-name="T5"><text:page-number text:fixed="false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9-04-14T16:24:00Z</meta:creation-date>
    <dc:date>2019-05-08T17:32:00Z</dc:date>
    <meta:template xlink:href="Normal.dotm" xlink:type="simple"/>
    <meta:editing-cycles>2</meta:editing-cycles>
    <meta:editing-duration>PT4320S</meta:editing-duration>
    <meta:document-statistic meta:page-count="1" meta:paragraph-count="6" meta:word-count="485" meta:character-count="3249" meta:row-count="23" meta:non-whitespace-character-count="2770"/>
  </office:meta>
</office:document-meta>
</file>